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Pictures/1000000000000462000000587CE155E8D689C890.png" manifest:media-type="image/png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T Extra" svg:font-family="'MT Extra'" style:font-pitch="variable" style:font-charset="x-symbol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0.572cm" style:rel-column-width="4095*"/>
    </style:style>
    <style:style style:name="Table1.P" style:family="table-column">
      <style:table-column-properties style:column-width="0.573cm" style:rel-column-width="4110*"/>
    </style:style>
    <style:style style:name="Table1.1" style:family="table-row">
      <style:table-row-properties style:min-row-height="0.499cm"/>
    </style:style>
    <style:style style:name="Table1.A1" style:family="table-cell" style:data-style-name="N0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 style:data-style-name="N0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P1" style:family="table-cell" style:data-style-name="N0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1.O2" style:family="table-cell" style:data-style-name="N0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 style:data-style-name="N0">
      <style:table-cell-properties style:vertical-align="middle" fo:background-color="transparent" fo:padding="0cm" fo:border="none">
        <style:background-image/>
      </style:table-cell-properties>
    </style:style>
    <style:style style:name="Table1.N7" style:family="table-cell" style:data-style-name="N0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1.P7" style:family="table-cell">
      <style:table-cell-properties style:vertical-align="middle" fo:background-color="transparent" fo:padding="0cm" fo:border-left="0.5pt solid #000000" fo:border-right="none" fo:border-top="none" fo:border-bottom="none">
        <style:background-image/>
      </style:table-cell-properties>
    </style:style>
    <style:style style:name="Table2" style:family="table">
      <style:table-properties style:width="9.151cm" fo:margin-left="0cm" fo:margin-right="0cm" table:align="margins"/>
    </style:style>
    <style:style style:name="Table2.A" style:family="table-column">
      <style:table-column-properties style:column-width="3.776cm" style:rel-column-width="27043*"/>
    </style:style>
    <style:style style:name="Table2.B" style:family="table-column">
      <style:table-column-properties style:column-width="2.263cm" style:rel-column-width="16209*"/>
    </style:style>
    <style:style style:name="Table2.C" style:family="table-column">
      <style:table-column-properties style:column-width="3.112cm" style:rel-column-width="22283*"/>
    </style:style>
    <style:style style:name="Table2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none" fo:border-top="none" fo:border-bottom="0.5pt solid #000000"/>
    </style:style>
    <style:style style:name="Table2.C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none" fo:border-top="none" fo:border-bottom="0.5pt solid #000000"/>
    </style:style>
    <style:style style:name="Table2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_5f_Paragraphe_20_livret_20_">
      <style:paragraph-properties fo:text-align="center" style:justify-single-word="false"/>
      <style:text-properties officeooo:paragraph-rsid="008eab0b"/>
    </style:style>
    <style:style style:name="P2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3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c8a9a"/>
    </style:style>
    <style:style style:name="P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Footer">
      <style:text-properties officeooo:rsid="00178920" officeooo:paragraph-rsid="00178920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 style:writing-mode="lr-tb"/>
      <style:text-properties style:font-name="Bitstream Vera Sans1" fo:font-size="8.5pt" officeooo:paragraph-rsid="008eab0b" style:font-size-asian="8.5pt" style:font-size-complex="8.5pt" loext:shadow="none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 style:writing-mode="lr-tb"/>
      <style:text-properties style:font-name="Bitstream Vera Sans1" fo:font-size="8.5pt" officeooo:paragraph-rsid="008eab0b" style:font-size-asian="8.5pt" style:font-size-complex="8.5pt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 style:writing-mode="lr-tb"/>
      <style:text-properties style:font-name="Bitstream Vera Sans1" fo:font-size="8pt" officeooo:paragraph-rsid="008eab0b" style:font-size-asian="8pt" style:font-size-complex="8pt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092663a" officeooo:paragraph-rsid="0092663a" fo:background-color="transparent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ILET_5f_POINTILLES">
      <style:text-properties officeooo:paragraph-rsid="008eab0b"/>
    </style:style>
    <style:style style:name="P26" style:family="paragraph" style:parent-style-name="_5f_Paragraphe_20_livret_20_">
      <style:text-properties officeooo:paragraph-rsid="008eab0b"/>
    </style:style>
    <style:style style:name="P27" style:family="paragraph" style:parent-style-name="_5f_Paragraphe_20_livret_20_">
      <style:paragraph-properties fo:text-align="center" style:justify-single-word="false"/>
      <style:text-properties fo:font-weight="bold" officeooo:rsid="0018abee" officeooo:paragraph-rsid="008eab0b" style:font-weight-asian="bold" style:font-weight-complex="bold"/>
    </style:style>
    <style:style style:name="P28" style:family="paragraph" style:parent-style-name="_5f_Paragraphe_20_livret_20_">
      <style:paragraph-properties fo:text-align="center" style:justify-single-word="false"/>
      <style:text-properties fo:font-weight="bold" officeooo:paragraph-rsid="008eab0b" style:font-weight-asian="bold" style:font-weight-complex="bold"/>
    </style:style>
    <style:style style:name="P29" style:family="paragraph" style:parent-style-name="FILET_5f_POINTILLES" style:list-style-name="_5f_Numérotation_20_des_20_exercices_20_livrets">
      <style:text-properties officeooo:paragraph-rsid="008eab0b"/>
    </style:style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/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80adb6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Paragraphe_20_livret_20_" style:list-style-name="_5f_Numérotation_20_des_20_exercices_20_livrets">
      <style:text-properties officeooo:paragraph-rsid="008eab0b"/>
    </style:style>
    <style:style style:name="P35" style:family="paragraph" style:parent-style-name="_5f_Paragraphe_20_livret_20_" style:list-style-name="_5f_Numérotation_20_des_20_exercices_20_livrets">
      <style:paragraph-properties fo:margin-top="0.9cm" fo:margin-bottom="0.199cm" style:contextual-spacing="false" fo:line-height="100%">
        <style:tab-stops>
          <style:tab-stop style:position="1.48cm" style:type="right"/>
          <style:tab-stop style:position="1.676cm"/>
          <style:tab-stop style:position="3.24cm"/>
          <style:tab-stop style:position="4.581cm"/>
        </style:tab-stops>
      </style:paragraph-properties>
      <style:text-properties fo:font-style="normal" officeooo:paragraph-rsid="008eab0b" style:font-style-asian="normal" style:font-style-complex="normal"/>
    </style:style>
    <style:style style:name="P36" style:family="paragraph" style:parent-style-name="_5f_Paragraphe_20_livret_20_" style:list-style-name="_5f_Numérotation_20_des_20_exercices_20_livrets">
      <style:paragraph-properties fo:margin-top="0.3cm" fo:margin-bottom="0.199cm" style:contextual-spacing="false" fo:line-height="100%" fo:text-align="start" style:justify-single-word="false">
        <style:tab-stops>
          <style:tab-stop style:position="1.48cm" style:type="right"/>
          <style:tab-stop style:position="1.676cm"/>
          <style:tab-stop style:position="3.24cm"/>
          <style:tab-stop style:position="4.581cm"/>
        </style:tab-stops>
      </style:paragraph-properties>
      <style:text-properties officeooo:rsid="0018abee" officeooo:paragraph-rsid="008eab0b"/>
    </style:style>
    <style:style style:name="P37" style:family="paragraph" style:parent-style-name="_5f_Paragraphe_20_livret_20_réponse_20_élève" style:list-style-name="_5f_Numérotation_20_des_20_exercices_20_livrets"/>
    <style:style style:name="P38" style:family="paragraph" style:parent-style-name="_5f_Paragraphe_20_livret_20_réponse_20_élève" style:list-style-name="_5f_Numérotation_20_des_20_exercices_20_livrets">
      <style:text-properties officeooo:paragraph-rsid="008eab0b"/>
    </style:style>
    <style:style style:name="P39" style:family="paragraph" style:parent-style-name="_5f_Paragraphe_20_livret_20_réponse_20_élève" style:list-style-name="_5f_Numérotation_20_des_20_exercices_20_livrets">
      <style:text-properties officeooo:paragraph-rsid="00982e73"/>
    </style:style>
    <style:style style:name="P40" style:family="paragraph" style:parent-style-name="_5f_Paragraphe_20_livret_20_réponse_20_élève" style:list-style-name="">
      <style:paragraph-properties fo:text-align="center" style:justify-single-word="false"/>
      <style:text-properties fo:color="#b2b2b2" loext:opacity="100%" officeooo:paragraph-rsid="0090300d"/>
    </style:style>
    <style:style style:name="P41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fo:line-height="100%" style:writing-mode="lr-tb"/>
      <style:text-properties officeooo:paragraph-rsid="008eab0b"/>
    </style:style>
    <style:style style:name="P42" style:family="paragraph" style:parent-style-name="_5f_Paragraphe_20_énoncé_20_après_20_numéro_20_question" style:list-style-name="_5f_Numérotation_20_des_20_exercices_20_livrets">
      <style:text-properties officeooo:paragraph-rsid="008eab0b"/>
    </style:style>
    <style:style style:name="P43" style:family="paragraph" style:parent-style-name="_5f_Paragraphe_20_énoncé_20_après_20_numéro_20_question" style:list-style-name="">
      <style:text-properties officeooo:paragraph-rsid="008eab0b"/>
    </style:style>
    <style:style style:name="P44" style:family="paragraph" style:parent-style-name="_5f_Titre_20_d_27_exercices_20_livret" style:list-style-name="_5f_Numérotation_20_des_20_exercices_20_livrets"/>
    <style:style style:name="P45" style:family="paragraph" style:parent-style-name="_5f_Titre_20_d_27_exercices_20_livret_20_avec_20_num_20_exo" style:list-style-name="_5f_Numérotation_20_des_20_exercices_20_livrets">
      <style:text-properties officeooo:paragraph-rsid="008eab0b"/>
    </style:style>
    <style:style style:name="P46" style:family="paragraph" style:parent-style-name="_5f_Titre_20_d_27_exercices_20_livret_20_sans_20_titre" style:list-style-name="_5f_Numérotation_20_des_20_exercices_20_livrets">
      <style:text-properties officeooo:paragraph-rsid="008eab0b"/>
    </style:style>
    <style:style style:name="P47" style:family="paragraph" style:parent-style-name="_5f_Titre_20_d_27_exercices_20_livret_20_sans_20_titre_20_avec_20_num_20_exo" style:list-style-name="_5f_Numérotation_20_des_20_exercices_20_livrets"/>
    <style:style style:name="P48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style:page-number="auto"/>
    </style:style>
    <style:style style:name="P49" style:family="paragraph" style:parent-style-name="_5f_Titre_20_d_27_exercices_20_livret_20_sans_20_titre_20_avec_20_num_20_exo" style:list-style-name="_5f_Numérotation_20_des_20_exercices_20_livrets">
      <style:text-properties officeooo:paragraph-rsid="008eab0b"/>
    </style:style>
    <style:style style:name="P50" style:family="paragraph">
      <loext:graphic-properties draw:fill-color="#2a6099"/>
      <style:paragraph-properties fo:text-align="center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2f07f"/>
    </style:style>
    <style:style style:name="T2" style:family="text">
      <style:text-properties officeooo:rsid="0080adb6"/>
    </style:style>
    <style:style style:name="T3" style:family="text">
      <style:text-properties fo:font-variant="small-caps" officeooo:rsid="00990660"/>
    </style:style>
    <style:style style:name="T4" style:family="text">
      <style:text-properties fo:font-variant="small-caps" officeooo:rsid="0054f64f"/>
    </style:style>
    <style:style style:name="T5" style:family="text">
      <style:text-properties fo:font-variant="small-caps" officeooo:rsid="00b5d2d1"/>
    </style:style>
    <style:style style:name="T6" style:family="text">
      <style:text-properties fo:font-variant="small-caps" officeooo:rsid="00b6801f"/>
    </style:style>
    <style:style style:name="T7" style:family="text">
      <style:text-properties fo:font-variant="small-caps" fo:font-size="15pt" style:font-size-asian="15pt" style:font-size-complex="15pt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9" style:family="text">
      <style:text-properties officeooo:rsid="002925a2"/>
    </style:style>
    <style:style style:name="T10" style:family="text">
      <style:text-properties officeooo:rsid="002b33e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93fe50"/>
    </style:style>
    <style:style style:name="T13" style:family="text">
      <style:text-properties officeooo:rsid="0160d7ef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style:use-window-font-color="true" loext:opacity="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17" style:family="text">
      <style:text-properties style:use-window-font-color="true" loext:opacity="0%" style:text-position="0% 100%" style:font-name="MT Extra" fo:font-size="12pt" fo:font-style="normal" style:font-name-asian="OpenSymbol" style:font-size-asian="12pt" style:font-style-asian="normal" style:font-name-complex="OpenSymbol" style:font-size-complex="12pt" style:font-style-complex="normal"/>
    </style:style>
    <style:style style:name="T1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9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20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21" style:family="text">
      <style:text-properties fo:color="#000000" loext:opacity="100%" style:font-name="Bitstream Vera Sans6" fo:font-size="10pt" fo:font-style="normal" fo:font-weight="normal"/>
    </style:style>
    <style:style style:name="T22" style:family="text">
      <style:text-properties fo:color="#000000" loext:opacity="100%" style:font-name="Bitstream Vera Sans6" fo:font-size="10pt" fo:font-style="normal" fo:font-weight="normal" officeooo:rsid="0096129a"/>
    </style:style>
    <style:style style:name="T23" style:family="text">
      <style:text-properties fo:color="#000000" loext:opacity="100%" style:font-name="Bitstream Vera Sans6" fo:font-size="10pt" fo:font-weight="normal" officeooo:rsid="0096129a"/>
    </style:style>
    <style:style style:name="T24" style:family="text">
      <style:text-properties fo:color="#000000" loext:opacity="100%" style:font-name="Bitstream Vera Sans7" fo:font-size="10pt" fo:font-style="normal" fo:font-weight="normal"/>
    </style:style>
    <style:style style:name="T25" style:family="text">
      <style:text-properties fo:color="#000000" loext:opacity="100%" style:font-name="Bitstream Vera Sans1" fo:font-size="10pt" fo:font-style="normal" fo:font-weight="normal" officeooo:rsid="0078e014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loext:opacity="100%" style:font-name="Bitstream Vera Sans1" fo:font-size="10pt" fo:font-style="normal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color="#000000" loext:opacity="100%" style:font-name="Bitstream Vera Sans1" fo:font-size="10pt" fo:font-style="normal" officeooo:rsid="00968f04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Bitstream Vera Sans1" fo:font-size="10pt" fo:font-style="normal" officeooo:rsid="00990958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color="#b3b3b3" loext:opacity="100%"/>
    </style:style>
    <style:style style:name="T30" style:family="text">
      <style:text-properties style:text-position="0% 100%" style:font-name-asian="OpenSymbol" style:font-style-asian="normal" style:font-name-complex="OpenSymbol" style:font-style-complex="normal"/>
    </style:style>
    <style:style style:name="T31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32" style:family="text">
      <style:text-properties fo:font-weight="normal"/>
    </style:style>
    <style:style style:name="T33" style:family="text">
      <style:text-properties style:font-name="OpenSymbol"/>
    </style:style>
    <style:style style:name="T34" style:family="text">
      <style:text-properties style:font-name="OpenSymbol" fo:font-size="12pt" fo:font-style="normal" style:font-name-asian="OpenSymbol" style:font-size-asian="12pt" style:font-style-asian="normal" style:font-name-complex="OpenSymbol" style:font-size-complex="12pt" style:font-style-complex="normal"/>
    </style:style>
    <style:style style:name="T35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36" style:family="text">
      <style:text-properties fo:color="#e8c32a" loext:opacity="100%" fo:font-weight="bold" style:font-weight-asian="bold" style:font-weight-complex="bold"/>
    </style:style>
    <style:style style:name="T37" style:family="text">
      <style:text-properties style:font-name="OpenSymbol1" style:font-name-asian="OpenSymbol1" style:font-name-complex="OpenSymbol1"/>
    </style:style>
    <style:style style:name="T38" style:family="text">
      <style:text-properties fo:color="#b2b2b2" loext:opacity="100%"/>
    </style:style>
    <style:style style:name="T39" style:family="text">
      <style:text-properties style:font-name="MT Extra" fo:font-size="12pt" fo:font-style="normal" style:font-name-asian="OpenSymbol" style:font-size-asian="12pt" style:font-style-asian="normal" style:font-name-complex="OpenSymbol" style:font-size-complex="12pt" style:font-style-complex="normal"/>
    </style:style>
    <style:style style:name="T40" style:family="text">
      <style:text-properties officeooo:rsid="0078e014"/>
    </style:style>
    <style:style style:name="T41" style:family="text">
      <style:text-properties officeooo:rsid="002337df"/>
    </style:style>
    <style:style style:name="T42" style:family="text">
      <style:text-properties officeooo:rsid="007b5652"/>
    </style:style>
    <style:style style:name="T43" style:family="text">
      <style:text-properties officeooo:rsid="009471c5"/>
    </style:style>
    <style:style style:name="T44" style:family="text">
      <style:text-properties officeooo:rsid="0096129a"/>
    </style:style>
    <style:style style:name="T45" style:family="text">
      <style:text-properties officeooo:rsid="00968f04"/>
    </style:style>
    <style:style style:name="T46" style:family="text">
      <style:text-properties officeooo:rsid="00982e73"/>
    </style:style>
    <style:style style:name="T47" style:family="text">
      <style:text-properties officeooo:rsid="00990958"/>
    </style:style>
    <style:style style:name="T48" style:family="text">
      <style:text-properties officeooo:rsid="009c5860"/>
    </style:style>
    <style:style style:name="T49" style:family="text">
      <style:text-properties officeooo:rsid="009ddf02"/>
    </style:style>
    <style:style style:name="T50" style:family="text">
      <style:text-properties officeooo:rsid="009e428b"/>
    </style:style>
    <style:style style:name="T5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3" style:family="text"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gr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draw:stroke-dash="Dashed_20__28_var_29__20_67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2" draw:name="Shape2_4" draw:style-name="gr7" draw:text-style-name="P52" svg:width="2.701cm" svg:height="0.715cm" draw:transform="rotate (0.0876155284501154) translate (0.989541666666667cm 1.28058333333333cm)">
        <draw:text-box>
          <text:p text:style-name="P51"><text:span text:style-name="T51">Sèrie 4</text:span></text:p>
        </draw:text-box>
      </draw:frame>
      <draw:path text:anchor-type="page" text:anchor-page-number="1" draw:z-index="21" draw:name="Shape7_2" draw:style-name="gr8" draw:text-style-name="P56" svg:width="4.329cm" svg:height="2.24cm" svg:x="-0.028cm" svg:y="0cm" svg:viewBox="0 0 4330 2241" svg:d="M0 2241l3984-288c209-15 363-168 345-342l-170-1611h-4159z">
        <text:p/>
      </draw:path>
      <text:list xml:id="list3340432635" text:style-name="_5f_Numérotation_20_des_20_exercices_20_livrets">
        <text:list-item>
          <text:p text:style-name="P48">Compl<text:span text:style-name="T12">e</text:span>t<text:span text:style-name="T12">a</text:span> a<text:span text:style-name="T12">mb</text:span> l'<text:span text:style-name="T36">enter</text:span> qu<text:span text:style-name="T12">e</text:span> s<text:span text:style-name="T12">egueix</text:span> o qu<text:span text:style-name="T12">e</text:span> pr<text:span text:style-name="T12">e</text:span>c<text:span text:style-name="T12">e</text:span>de<text:span text:style-name="T12">ix</text:span>.</text:p>
        </text:list-item>
      </text:list>
      <text:section text:style-name="Sect1" text:name="Section1">
        <text:list xml:id="list185032823597953" text:continue-list="list3340432635" text:style-name="_5f_Numérotation_20_des_20_exercices_20_livrets">
          <text:list-item>
            <text:list>
              <text:list-item text:start-value="1">
                <text:p text:style-name="P37"><text:s text:c="2"/>4,2 <text:span text:style-name="T34"></text:span> <text:span text:style-name="T29">.......</text:span></text:p>
              </text:list-item>
              <text:list-item>
                <text:p text:style-name="P37"><text:s text:c="2"/>6,6 <text:span text:style-name="T34"></text:span> <text:span text:style-name="T29">.......</text:span></text:p>
              </text:list-item>
              <text:list-item>
                <text:p text:style-name="P37"><text:span text:style-name="T29">.......</text:span> <text:span text:style-name="T34"></text:span> 6,8</text:p>
              </text:list-item>
              <text:list-item>
                <text:p text:style-name="P37"><text:span text:style-name="T29">.......</text:span> <text:span text:style-name="T34"></text:span> 10,01</text:p>
              </text:list-item>
              <text:list-item>
                <text:p text:style-name="P37"><text:s text:c="5"/>9 <text:span text:style-name="T34"></text:span> <text:span text:style-name="T29">.......</text:span></text:p>
              </text:list-item>
              <text:list-item>
                <text:p text:style-name="P37"><text:span text:style-name="T29">.......</text:span> <text:span text:style-name="T34"></text:span> 15</text:p>
              </text:list-item>
              <text:list-item>
                <text:p text:style-name="P37">12,6 <text:span text:style-name="T34"></text:span> <text:span text:style-name="T29">.......</text:span></text:p>
              </text:list-item>
              <text:list-item>
                <text:p text:style-name="P37"><text:span text:style-name="T29">.......</text:span> <text:span text:style-name="T34"></text:span> 13,1</text:p>
              </text:list-item>
              <text:list-item>
                <text:p text:style-name="P37"><text:span text:style-name="T29">.......</text:span> <text:span text:style-name="T34"></text:span> 0,5</text:p>
              </text:list-item>
            </text:list>
          </text:list-item>
        </text:list>
      </text:section>
      <text:list xml:id="list185034194316837" text:continue-numbering="true" text:style-name="_5f_Numérotation_20_des_20_exercices_20_livrets">
        <text:list-item>
          <text:p text:style-name="P47">Compl<text:span text:style-name="T12">e</text:span>t<text:span text:style-name="T12">a</text:span> a<text:span text:style-name="T12">mb</text:span> <text:span text:style-name="T35"></text:span> , <text:span text:style-name="T35"></text:span> o <text:span text:style-name="T33">=</text:span><text:span text:style-name="T14">.</text:span></text:p>
        </text:list-item>
      </text:list>
      <text:section text:style-name="Sect1" text:name="Section2">
        <text:list xml:id="list185032626576173" text:continue-list="list185034194316837" text:style-name="_5f_Numérotation_20_des_20_exercices_20_livrets">
          <text:list-item>
            <text:list>
              <text:list-item text:start-value="1">
                <text:p text:style-name="P37"><text:span text:style-name="T21">8,7 </text:span><text:span text:style-name="_5f_pointillés_20_gris"><text:span text:style-name="T32">.....</text:span></text:span><text:span text:style-name="T21"> 3,15</text:span></text:p>
              </text:list-item>
              <text:list-item>
                <text:p text:style-name="P37">12,13 <text:span text:style-name="_5f_pointillés_20_gris"><text:span text:style-name="T32">.....</text:span></text:span> 12,9</text:p>
              </text:list-item>
              <text:list-item>
                <text:p text:style-name="P37">13,21 <text:span text:style-name="_5f_pointillés_20_gris"><text:span text:style-name="T32">.....</text:span></text:span> 13,210</text:p>
              </text:list-item>
              <text:list-item>
                <text:p text:style-name="P37">0,19 <text:span text:style-name="_5f_pointillés_20_gris"><text:span text:style-name="T32">.....</text:span></text:span> 0,121</text:p>
              </text:list-item>
              <text:list-item>
                <text:p text:style-name="P37">5,94 <text:span text:style-name="_5f_pointillés_20_gris"><text:span text:style-name="T32">.....</text:span></text:span> 6,88</text:p>
              </text:list-item>
              <text:list-item>
                <text:p text:style-name="P37">5,8 <text:span text:style-name="_5f_pointillés_20_gris"><text:span text:style-name="T32">.....</text:span></text:span> 5,08</text:p>
              </text:list-item>
              <text:list-item>
                <text:p text:style-name="P37">8,04 <text:span text:style-name="_5f_pointillés_20_gris"><text:span text:style-name="T32">.....</text:span></text:span> 8,046</text:p>
              </text:list-item>
              <text:list-item>
                <text:p text:style-name="P37">12,12 <text:span text:style-name="_5f_pointillés_20_gris"><text:span text:style-name="T32">.....</text:span></text:span> 16,12</text:p>
              </text:list-item>
              <text:list-item>
                <text:p text:style-name="P37">7,07 <text:span text:style-name="_5f_pointillés_20_gris"><text:span text:style-name="T32">.....</text:span></text:span> 7,007</text:p>
              </text:list-item>
              <text:list-item>
                <text:p text:style-name="P37">10,022 <text:span text:style-name="_5f_pointillés_20_gris"><text:span text:style-name="T32">.....</text:span></text:span> 10,2</text:p>
              </text:list-item>
            </text:list>
          </text:list-item>
        </text:list>
      </text:section>
      <text:list xml:id="list185033153537030" text:continue-numbering="true" text:style-name="_5f_Numérotation_20_des_20_exercices_20_livrets">
        <text:list-item>
          <text:p text:style-name="_5f_Titre_20_d_27_exercices_20_livret_20_sans_20_titre_20_avec_20_num_20_exo">Compl<text:span text:style-name="T12">e</text:span>t<text:span text:style-name="T12">a</text:span> a<text:span text:style-name="T12">mb</text:span> un nombre d<text:span text:style-name="T12">e</text:span>cimal.</text:p>
        </text:list-item>
      </text:list>
      <text:section text:style-name="Sect2" text:name="Section24">
        <text:list xml:id="list185034305130102" text:continue-numbering="true" text:style-name="_5f_Numérotation_20_des_20_exercices_20_livrets">
          <text:list-item>
            <text:list>
              <text:list-item>
                <text:p text:style-name="_5f_Paragraphe_20_livret_20_réponse_20_élève">3,4<text:span text:style-name="T39"></text:span> <text:span text:style-name="T38">.........</text:span> <text:span text:style-name="T39"></text:span> 3,5</text:p>
              </text:list-item>
              <text:list-item>
                <text:p text:style-name="_5f_Paragraphe_20_livret_20_réponse_20_élève">6,15<text:span text:style-name="T39"></text:span> <text:span text:style-name="T38">.........</text:span> <text:span text:style-name="T39"></text:span> 6,16</text:p>
              </text:list-item>
              <text:list-item>
                <text:p text:style-name="_5f_Paragraphe_20_livret_20_réponse_20_élève">8,1<text:span text:style-name="T39"></text:span> <text:span text:style-name="T38">.........</text:span> <text:span text:style-name="T39"></text:span> 8,11</text:p>
              </text:list-item>
              <text:list-item>
                <text:p text:style-name="_5f_Paragraphe_20_livret_20_réponse_20_élève">12,48 <text:span text:style-name="T39"></text:span> <text:span text:style-name="T38">.........</text:span> <text:span text:style-name="T39"></text:span> 12,2</text:p>
              </text:list-item>
              <text:list-item>
                <text:p text:style-name="_5f_Paragraphe_20_livret_20_réponse_20_élève">3,141 <text:span text:style-name="T39"></text:span> <text:span text:style-name="T38">.........</text:span> <text:span text:style-name="T39"></text:span> 3,1</text:p>
              </text:list-item>
              <text:list-item>
                <text:p text:style-name="_5f_Paragraphe_20_livret_20_réponse_20_élève">1,51 <text:span text:style-name="T39"></text:span> <text:span text:style-name="T38">.........</text:span> <text:span text:style-name="T39"></text:span> 1,5</text:p>
              </text:list-item>
            </text:list>
          </text:list-item>
        </text:list>
      </text:section>
      <text:list xml:id="list185033531928433" text:continue-numbering="true" text:style-name="_5f_Numérotation_20_des_20_exercices_20_livrets">
        <text:list-item>
          <text:list>
            <text:list-item>
              <text:p text:style-name="_5f_Paragraphe_20_livret_20_réponse_20_élève">1 <text:span text:style-name="T39"></text:span> <text:span text:style-name="T38">.........</text:span> <text:span text:style-name="T39"></text:span> 1,3 <text:span text:style-name="T39"></text:span> <text:span text:style-name="T38">.........</text:span> <text:span text:style-name="T39"></text:span> 1,31</text:p>
            </text:list-item>
            <text:list-item>
              <text:p text:style-name="_5f_Paragraphe_20_livret_20_réponse_20_élève"><text:span text:style-name="_5f_pointillés_20_gris"><text:span text:style-name="T16">0,5 </text:span></text:span><text:span text:style-name="_5f_pointillés_20_gris"><text:span text:style-name="T17"></text:span></text:span><text:span text:style-name="_5f_pointillés_20_gris"><text:span text:style-name="T16"> </text:span></text:span><text:span text:style-name="_5f_pointillés_20_gris"><text:span text:style-name="T31">.........</text:span></text:span><text:span text:style-name="_5f_pointillés_20_gris"><text:span text:style-name="T16"> </text:span></text:span><text:span text:style-name="_5f_pointillés_20_gris"><text:span text:style-name="T17"></text:span></text:span><text:span text:style-name="_5f_pointillés_20_gris"><text:span text:style-name="T16"> 0,51 </text:span></text:span><text:span text:style-name="_5f_pointillés_20_gris"><text:span text:style-name="T17"></text:span></text:span><text:span text:style-name="_5f_pointillés_20_gris"><text:span text:style-name="T16"> </text:span></text:span><text:span text:style-name="_5f_pointillés_20_gris"><text:span text:style-name="T31">.........</text:span></text:span><text:span text:style-name="_5f_pointillés_20_gris"><text:span text:style-name="T16"> </text:span></text:span><text:span text:style-name="_5f_pointillés_20_gris"><text:span text:style-name="T17"></text:span></text:span><text:span text:style-name="_5f_pointillés_20_gris"><text:span text:style-name="T16"> 0,6</text:span></text:span></text:p>
            </text:list-item>
          </text:list>
        </text:list-item>
        <text:list-item>
          <text:h text:style-name="P45" text:outline-level="1">Lab<text:span text:style-name="T12">e</text:span>rint</text:h>
        </text:list-item>
      </text:list>
      <text:p text:style-name="P26"><text:span text:style-name="T42">Troba el camí per </text:span><text:span text:style-name="T49">anar</text:span><text:span text:style-name="T42"> de</text:span><text:span text:style-name="T50">s de</text:span><text:span text:style-name="T42"> la casella 12,5 fins a la casella 1, sabent que només pots moure't cap a les caselles de </text:span><text:span text:style-name="T50">sobre</text:span><text:span text:style-name="T42"> o de </text:span><text:span text:style-name="T50">sota</text:span><text:span text:style-name="T42">: cap amunt, cap a un nombre més gran, o cap avall, cap a un nombre més petit. No et pots moure en horitzontal.</text:span></text:p>
      <text:p text:style-name="P26"/>
      <table:table table:name="Table1" table:style-name="Table1">
        <table:table-column table:style-name="Table1.A" table:number-columns-repeated="15"/>
        <table:table-column table:style-name="Table1.P"/>
        <table:table-row table:style-name="Table1.1">
          <table:table-cell table:style-name="Table1.A1">
            <text:p text:style-name="P16"/>
          </table:table-cell>
          <table:table-cell table:style-name="Table1.B1" table:number-columns-spanned="2" office:value-type="string">
            <text:p text:style-name="P16">12,5</text:p>
          </table:table-cell>
          <table:covered-table-cell/>
          <table:table-cell table:style-name="Table1.D1" table:number-columns-spanned="2" office:value-type="float" office:value="3">
            <text:p text:style-name="P16">3</text:p>
          </table:table-cell>
          <table:covered-table-cell/>
          <table:table-cell table:style-name="Table1.D1" table:number-columns-spanned="2" office:value-type="float" office:value="6">
            <text:p text:style-name="P16">6</text:p>
          </table:table-cell>
          <table:covered-table-cell/>
          <table:table-cell table:style-name="Table1.D1" table:number-columns-spanned="2" office:value-type="float" office:value="1.6">
            <text:p text:style-name="P16">1,6</text:p>
          </table:table-cell>
          <table:covered-table-cell/>
          <table:table-cell table:style-name="Table1.D1" table:number-columns-spanned="2" office:value-type="float" office:value="4.9">
            <text:p text:style-name="P16">4,9</text:p>
          </table:table-cell>
          <table:covered-table-cell/>
          <table:table-cell table:style-name="Table1.D1" table:number-columns-spanned="2" office:value-type="float" office:value="14.5">
            <text:p text:style-name="P16">14,5</text:p>
          </table:table-cell>
          <table:covered-table-cell/>
          <table:table-cell table:style-name="Table1.D1" table:number-columns-spanned="2" office:value-type="float" office:value="6.9">
            <text:p text:style-name="P16">6,9</text:p>
          </table:table-cell>
          <table:covered-table-cell/>
          <table:table-cell table:style-name="Table1.P1">
            <text:p text:style-name="P16"/>
          </table:table-cell>
        </table:table-row>
        <table:table-row table:style-name="Table1.1">
          <table:table-cell table:style-name="Table1.P1" table:number-columns-spanned="2" office:value-type="float" office:value="1.3">
            <text:p text:style-name="P17">1,3</text:p>
          </table:table-cell>
          <table:covered-table-cell/>
          <table:table-cell table:style-name="Table1.P1" table:number-columns-spanned="2" office:value-type="float" office:value="14">
            <text:p text:style-name="P17">14</text:p>
          </table:table-cell>
          <table:covered-table-cell/>
          <table:table-cell table:style-name="Table1.P1" table:number-columns-spanned="2" office:value-type="float" office:value="5.2">
            <text:p text:style-name="P17">5,2</text:p>
          </table:table-cell>
          <table:covered-table-cell/>
          <table:table-cell table:style-name="Table1.P1" table:number-columns-spanned="2" office:value-type="float" office:value="2.6">
            <text:p text:style-name="P17">2,6</text:p>
          </table:table-cell>
          <table:covered-table-cell/>
          <table:table-cell table:style-name="Table1.P1" table:number-columns-spanned="2" office:value-type="float" office:value="152">
            <text:p text:style-name="P17">152</text:p>
          </table:table-cell>
          <table:covered-table-cell/>
          <table:table-cell table:style-name="Table1.P1" table:number-columns-spanned="2" office:value-type="float" office:value="8">
            <text:p text:style-name="P17">8</text:p>
          </table:table-cell>
          <table:covered-table-cell/>
          <table:table-cell table:style-name="Table1.P1" table:number-columns-spanned="2" office:value-type="float" office:value="3.1">
            <text:p text:style-name="P17">3,1</text:p>
          </table:table-cell>
          <table:covered-table-cell/>
          <table:table-cell table:style-name="Table1.O2" table:number-columns-spanned="2" office:value-type="float" office:value="2.5">
            <text:p text:style-name="P17">2,5</text:p>
          </table:table-cell>
          <table:covered-table-cell/>
        </table:table-row>
        <table:table-row table:style-name="Table1.1">
          <table:table-cell table:style-name="Table1.A1">
            <text:p text:style-name="P17"/>
          </table:table-cell>
          <table:table-cell table:style-name="Table1.P1" table:number-columns-spanned="2" office:value-type="float" office:value="0.9">
            <text:p text:style-name="P17">0,9</text:p>
          </table:table-cell>
          <table:covered-table-cell/>
          <table:table-cell table:style-name="Table1.P1" table:number-columns-spanned="2" office:value-type="float" office:value="1">
            <text:p text:style-name="P17">1</text:p>
          </table:table-cell>
          <table:covered-table-cell/>
          <table:table-cell table:style-name="Table1.P1" table:number-columns-spanned="2" office:value-type="float" office:value="5.3">
            <text:p text:style-name="P17">5,3</text:p>
          </table:table-cell>
          <table:covered-table-cell/>
          <table:table-cell table:style-name="Table1.P1" table:number-columns-spanned="2" office:value-type="float" office:value="123">
            <text:p text:style-name="P17">123</text:p>
          </table:table-cell>
          <table:covered-table-cell/>
          <table:table-cell table:style-name="Table1.P1" table:number-columns-spanned="2" office:value-type="float" office:value="4.2">
            <text:p text:style-name="P17">4,2</text:p>
          </table:table-cell>
          <table:covered-table-cell/>
          <table:table-cell table:style-name="Table1.P1" table:number-columns-spanned="2" office:value-type="float" office:value="2.9">
            <text:p text:style-name="P17">2,9</text:p>
          </table:table-cell>
          <table:covered-table-cell/>
          <table:table-cell table:style-name="Table1.P1" table:number-columns-spanned="2" office:value-type="float" office:value="1.2">
            <text:p text:style-name="P17">1,2</text:p>
          </table:table-cell>
          <table:covered-table-cell/>
          <table:table-cell table:style-name="Table1.P1">
            <text:p text:style-name="P18"/>
          </table:table-cell>
        </table:table-row>
        <table:table-row table:style-name="Table1.1">
          <table:table-cell table:style-name="Table1.P1" table:number-columns-spanned="2" office:value-type="float" office:value="0.45">
            <text:p text:style-name="P17">0,45</text:p>
          </table:table-cell>
          <table:covered-table-cell/>
          <table:table-cell table:style-name="Table1.P1" table:number-columns-spanned="2" office:value-type="float" office:value="0.32">
            <text:p text:style-name="P17">0,32</text:p>
          </table:table-cell>
          <table:covered-table-cell/>
          <table:table-cell table:style-name="Table1.P1" table:number-columns-spanned="2" office:value-type="float" office:value="1.15">
            <text:p text:style-name="P17">1,15</text:p>
          </table:table-cell>
          <table:covered-table-cell/>
          <table:table-cell table:style-name="Table1.P1" table:number-columns-spanned="2" office:value-type="float" office:value="4.08">
            <text:p text:style-name="P17">4,08</text:p>
          </table:table-cell>
          <table:covered-table-cell/>
          <table:table-cell table:style-name="Table1.P1" table:number-columns-spanned="2" office:value-type="float" office:value="5.3">
            <text:p text:style-name="P17">5,3</text:p>
          </table:table-cell>
          <table:covered-table-cell/>
          <table:table-cell table:style-name="Table1.P1" table:number-columns-spanned="2" office:value-type="float" office:value="3.12">
            <text:p text:style-name="P17">3,12</text:p>
          </table:table-cell>
          <table:covered-table-cell/>
          <table:table-cell table:style-name="Table1.P1" table:number-columns-spanned="2" office:value-type="float" office:value="18">
            <text:p text:style-name="P17">18</text:p>
          </table:table-cell>
          <table:covered-table-cell/>
          <table:table-cell table:style-name="Table1.O2" table:number-columns-spanned="2" office:value-type="float" office:value="0.7">
            <text:p text:style-name="P18">0,7</text:p>
          </table:table-cell>
          <table:covered-table-cell/>
        </table:table-row>
        <table:table-row table:style-name="Table1.1">
          <table:table-cell table:style-name="Table1.A1">
            <text:p text:style-name="P17"/>
          </table:table-cell>
          <table:table-cell table:style-name="Table1.P1" table:number-columns-spanned="2" office:value-type="float" office:value="0.4">
            <text:p text:style-name="P17">0,4</text:p>
          </table:table-cell>
          <table:covered-table-cell/>
          <table:table-cell table:style-name="Table1.P1" table:number-columns-spanned="2" office:value-type="float" office:value="1.1">
            <text:p text:style-name="P17">1,1</text:p>
          </table:table-cell>
          <table:covered-table-cell/>
          <table:table-cell table:style-name="Table1.P1" table:number-columns-spanned="2" office:value-type="float" office:value="3.2">
            <text:p text:style-name="P17">3,2</text:p>
          </table:table-cell>
          <table:covered-table-cell/>
          <table:table-cell table:style-name="Table1.P1" table:number-columns-spanned="2" office:value-type="float" office:value="4.8">
            <text:p text:style-name="P17">4,8</text:p>
          </table:table-cell>
          <table:covered-table-cell/>
          <table:table-cell table:style-name="Table1.P1" table:number-columns-spanned="2" office:value-type="float" office:value="6">
            <text:p text:style-name="P17">6</text:p>
          </table:table-cell>
          <table:covered-table-cell/>
          <table:table-cell table:style-name="Table1.P1" table:number-columns-spanned="2" office:value-type="float" office:value="2.21">
            <text:p text:style-name="P17">2,21</text:p>
          </table:table-cell>
          <table:covered-table-cell/>
          <table:table-cell table:style-name="Table1.P1" table:number-columns-spanned="2" office:value-type="float" office:value="13">
            <text:p text:style-name="P17">13</text:p>
          </table:table-cell>
          <table:covered-table-cell/>
          <table:table-cell table:style-name="Table1.P1">
            <text:p text:style-name="P18"/>
          </table:table-cell>
        </table:table-row>
        <table:table-row table:style-name="Table1.1">
          <table:table-cell table:style-name="Table1.P1" table:number-columns-spanned="2" office:value-type="float" office:value="0.2">
            <text:p text:style-name="P17">0,2</text:p>
          </table:table-cell>
          <table:covered-table-cell/>
          <table:table-cell table:style-name="Table1.P1" table:number-columns-spanned="2" office:value-type="float" office:value="0.14">
            <text:p text:style-name="P17">0,14</text:p>
          </table:table-cell>
          <table:covered-table-cell/>
          <table:table-cell table:style-name="Table1.P1" table:number-columns-spanned="2" office:value-type="float" office:value="2.1">
            <text:p text:style-name="P17">2,1</text:p>
          </table:table-cell>
          <table:covered-table-cell/>
          <table:table-cell table:style-name="Table1.P1" table:number-columns-spanned="2" office:value-type="float" office:value="1.9">
            <text:p text:style-name="P17">1,9</text:p>
          </table:table-cell>
          <table:covered-table-cell/>
          <table:table-cell table:style-name="Table1.P1" table:number-columns-spanned="2" office:value-type="float" office:value="6.4">
            <text:p text:style-name="P17">6,4</text:p>
          </table:table-cell>
          <table:covered-table-cell/>
          <table:table-cell table:style-name="Table1.P1" table:number-columns-spanned="2" office:value-type="float" office:value="3.6">
            <text:p text:style-name="P17">3,6</text:p>
          </table:table-cell>
          <table:covered-table-cell/>
          <table:table-cell table:style-name="Table1.P1" table:number-columns-spanned="2" office:value-type="float" office:value="12">
            <text:p text:style-name="P17">12</text:p>
          </table:table-cell>
          <table:covered-table-cell/>
          <table:table-cell table:style-name="Table1.O2" table:number-columns-spanned="2" office:value-type="float" office:value="34.7">
            <text:p text:style-name="P18">34,7</text:p>
          </table:table-cell>
          <table:covered-table-cell/>
        </table:table-row>
        <table:table-row table:style-name="Table1.1">
          <table:table-cell table:style-name="Table1.A7">
            <text:p text:style-name="P17"/>
          </table:table-cell>
          <table:table-cell table:style-name="Table1.P1" table:number-columns-spanned="2" office:value-type="float" office:value="0.19">
            <text:p text:style-name="P17">0,19</text:p>
          </table:table-cell>
          <table:covered-table-cell/>
          <table:table-cell table:style-name="Table1.P1" table:number-columns-spanned="2" office:value-type="float" office:value="0.2">
            <text:p text:style-name="P17">0,2</text:p>
          </table:table-cell>
          <table:covered-table-cell/>
          <table:table-cell table:style-name="Table1.P1" table:number-columns-spanned="2" office:value-type="float" office:value="8">
            <text:p text:style-name="P17">8</text:p>
          </table:table-cell>
          <table:covered-table-cell/>
          <table:table-cell table:style-name="Table1.P1" table:number-columns-spanned="2" office:value-type="float" office:value="1.09">
            <text:p text:style-name="P17">1,09</text:p>
          </table:table-cell>
          <table:covered-table-cell/>
          <table:table-cell table:style-name="Table1.P1" table:number-columns-spanned="2" office:value-type="float" office:value="3">
            <text:p text:style-name="P17">3</text:p>
          </table:table-cell>
          <table:covered-table-cell/>
          <table:table-cell table:style-name="Table1.P1" table:number-columns-spanned="2" office:value-type="float" office:value="7.78">
            <text:p text:style-name="P17">7,78</text:p>
          </table:table-cell>
          <table:covered-table-cell/>
          <table:table-cell table:style-name="Table1.N7" table:number-columns-spanned="2" office:value-type="float" office:value="1">
            <text:p text:style-name="P17">1</text:p>
          </table:table-cell>
          <table:covered-table-cell/>
          <table:table-cell table:style-name="Table1.P7" office:value-type="string">
            <text:p text:style-name="P18"/>
          </table:table-cell>
        </table:table-row>
      </table:table>
      <text:h text:style-name="_5f_Paragraphe_20_livret" text:outline-level="1"/>
      <text:h text:style-name="_5f_Paragraphe_20_livret" text:outline-level="1"><text:span text:style-name="_5f_pointillés_20_gris"/></text:h>
      <text:h text:style-name="_5f_Paragraphe_20_livret" text:outline-level="1"><text:span text:style-name="_5f_pointillés_20_gris"/></text:h>
      <text:h text:style-name="_5f_Paragraphe_20_livret" text:outline-level="1"><text:span text:style-name="_5f_pointillés_20_gris"/></text:h>
      <text:list xml:id="list185033978434360" text:continue-numbering="true" text:style-name="_5f_Numérotation_20_des_20_exercices_20_livrets">
        <text:list-item>
          <text:p text:style-name="P49"><text:span text:style-name="T43">Aquest</text:span> exercic<text:span text:style-name="T43">i</text:span> <text:span text:style-name="T43">et</text:span> permetr<text:span text:style-name="T24">à</text:span> determin<text:span text:style-name="T43">a</text:span>r <text:span text:style-name="T46">a quin</text:span><text:span text:style-name="T49">s</text:span><text:span text:style-name="T46"> decimal</text:span><text:span text:style-name="T49">s</text:span><text:span text:style-name="T46"> es poden</text:span> arrod<text:span text:style-name="T43">on</text:span>i<text:span text:style-name="T46">r els nombres</text:span> 4,63, 4,76 <text:span text:style-name="T43">i</text:span> 4,57 <text:span text:style-name="T50">a </text:span>la <text:span text:style-name="T43">s</text:span>emi<text:span text:style-name="T43">recta</text:span> <text:span text:style-name="T43">numerada </text:span><text:span text:style-name="T44">seg</text:span><text:span text:style-name="T22">üent:</text:span></text:p>
          <text:h text:style-name="P46" text:outline-level="1"><draw:g text:anchor-type="paragraph" draw:z-index="20" draw:name="Shape8" draw:style-name="gr9"><draw:line draw:style-name="gr10" draw:text-style-name="P57" svg:x1="0.014cm" svg:y1="0.702cm" svg:x2="9.013cm" svg:y2="0.702cm"><text:p/></draw:line><draw:line draw:style-name="gr11" draw:text-style-name="P57" svg:x1="5.311cm" svg:y1="0.4cm" svg:x2="5.311cm" svg:y2="1cm"><text:p/></draw:line><draw:line draw:style-name="gr11" draw:text-style-name="P57" svg:x1="2.196cm" svg:y1="0.4cm" svg:x2="2.196cm" svg:y2="1cm"><text:p/></draw:line><draw:line draw:style-name="gr11" draw:text-style-name="P57" svg:x1="3.443cm" svg:y1="0.561cm" svg:x2="3.443cm" svg:y2="0.856cm"><text:p/></draw:line><draw:line draw:style-name="gr11" draw:text-style-name="P57" svg:x1="0.328cm" svg:y1="0.561cm" svg:x2="0.328cm" svg:y2="0.856cm"><text:p/></draw:line><draw:line draw:style-name="gr11" draw:text-style-name="P57" svg:x1="0.642cm" svg:y1="0.561cm" svg:x2="0.642cm" svg:y2="0.856cm"><text:p/></draw:line><draw:line draw:style-name="gr11" draw:text-style-name="P57" svg:x1="0.954cm" svg:y1="0.561cm" svg:x2="0.954cm" svg:y2="0.856cm"><text:p/></draw:line><draw:line draw:style-name="gr11" draw:text-style-name="P57" svg:x1="1.261cm" svg:y1="0.561cm" svg:x2="1.261cm" svg:y2="0.856cm"><text:p/></draw:line><draw:line draw:style-name="gr11" draw:text-style-name="P57" svg:x1="1.575cm" svg:y1="0.561cm" svg:x2="1.575cm" svg:y2="0.856cm"><text:p/></draw:line><draw:line draw:style-name="gr11" draw:text-style-name="P57" svg:x1="1.882cm" svg:y1="0.561cm" svg:x2="1.882cm" svg:y2="0.856cm"><text:p/></draw:line><draw:line draw:style-name="gr11" draw:text-style-name="P57" svg:x1="2.815cm" svg:y1="0.561cm" svg:x2="2.815cm" svg:y2="0.856cm"><text:p/></draw:line><draw:line draw:style-name="gr11" draw:text-style-name="P57" svg:x1="4.064cm" svg:y1="0.561cm" svg:x2="4.064cm" svg:y2="0.856cm"><text:p/></draw:line><draw:line draw:style-name="gr11" draw:text-style-name="P57" svg:x1="4.69cm" svg:y1="0.561cm" svg:x2="4.69cm" svg:y2="0.856cm"><text:p/></draw:line><draw:line draw:style-name="gr11" draw:text-style-name="P57" svg:x1="5.623cm" svg:y1="0.561cm" svg:x2="5.623cm" svg:y2="0.856cm"><text:p/></draw:line><draw:line draw:style-name="gr11" draw:text-style-name="P57" svg:x1="6.244cm" svg:y1="0.561cm" svg:x2="6.244cm" svg:y2="0.856cm"><text:p/></draw:line><draw:line draw:style-name="gr11" draw:text-style-name="P57" svg:x1="6.865cm" svg:y1="0.561cm" svg:x2="6.865cm" svg:y2="0.856cm"><text:p/></draw:line><draw:line draw:style-name="gr11" draw:text-style-name="P57" svg:x1="7.491cm" svg:y1="0.561cm" svg:x2="7.491cm" svg:y2="0.856cm"><text:p/></draw:line><draw:line draw:style-name="gr11" draw:text-style-name="P57" svg:x1="7.798cm" svg:y1="0.561cm" svg:x2="7.798cm" svg:y2="0.856cm"><text:p/></draw:line><draw:line draw:style-name="gr11" draw:text-style-name="P57" svg:x1="8.112cm" svg:y1="0.561cm" svg:x2="8.112cm" svg:y2="0.856cm"><text:p/></draw:line><draw:line draw:style-name="gr11" draw:text-style-name="P57" svg:x1="2.51cm" svg:y1="0.561cm" svg:x2="2.51cm" svg:y2="0.856cm"><text:p/></draw:line><draw:line draw:style-name="gr11" draw:text-style-name="P57" svg:x1="3.129cm" svg:y1="0.561cm" svg:x2="3.129cm" svg:y2="0.856cm"><text:p/></draw:line><draw:line draw:style-name="gr11" draw:text-style-name="P57" svg:x1="3.755cm" svg:y1="0.561cm" svg:x2="3.755cm" svg:y2="0.856cm"><text:p/></draw:line><draw:line draw:style-name="gr11" draw:text-style-name="P57" svg:x1="4.378cm" svg:y1="0.561cm" svg:x2="4.378cm" svg:y2="0.856cm"><text:p/></draw:line><draw:line draw:style-name="gr11" draw:text-style-name="P57" svg:x1="4.997cm" svg:y1="0.561cm" svg:x2="4.997cm" svg:y2="0.856cm"><text:p/></draw:line><draw:line draw:style-name="gr11" draw:text-style-name="P57" svg:x1="5.932cm" svg:y1="0.561cm" svg:x2="5.932cm" svg:y2="0.856cm"><text:p/></draw:line><draw:line draw:style-name="gr11" draw:text-style-name="P57" svg:x1="6.558cm" svg:y1="0.561cm" svg:x2="6.558cm" svg:y2="0.856cm"><text:p/></draw:line><draw:line draw:style-name="gr11" draw:text-style-name="P57" svg:x1="7.179cm" svg:y1="0.561cm" svg:x2="7.179cm" svg:y2="0.856cm"><text:p/></draw:line><draw:frame draw:style-name="gr12" draw:text-style-name="P59" svg:width="1.013cm" svg:height="0.664cm" svg:x="1.702cm" svg:y="0.899cm"><draw:text-box><text:p text:style-name="P58"><text:span text:style-name="T52">4,6</text:span></text:p></draw:text-box></draw:frame><draw:frame draw:style-name="gr12" draw:text-style-name="P59" svg:width="1.013cm" svg:height="0.664cm" svg:x="4.859cm" svg:y="0.899cm"><draw:text-box><text:p text:style-name="P58"><text:span text:style-name="T52">4,7</text:span></text:p></draw:text-box></draw:frame><draw:frame draw:style-name="gr13" draw:text-style-name="P60" svg:width="0.242cm" svg:height="0.477cm" svg:x="-0.101cm" svg:y="1cm"><draw:text-box><text:p text:style-name="P58"><text:span text:style-name="T53">0</text:span></text:p></draw:text-box></draw:frame></draw:g></text:h>
          <text:list>
            <text:list-item text:start-value="1">
              <text:p text:style-name="P35">A la <text:span text:style-name="T44">s</text:span>emi<text:span text:style-name="T44">recta</text:span> <text:span text:style-name="T44">numerada</text:span> <text:span text:style-name="T44">anterior</text:span>, <text:span text:style-name="T44">col</text:span><text:span text:style-name="T23">·loca</text:span> e<text:span text:style-name="T44">l</text:span>s nombres: 4,63, 4,76 <text:span text:style-name="T44">i</text:span> 4,57.</text:p>
            </text:list-item>
            <text:list-item>
              <text:p text:style-name="P36">P<text:span text:style-name="T44">er</text:span> c<text:span text:style-name="T44">ada</text:span> nombre, <text:span text:style-name="T44">marca</text:span> s<text:span text:style-name="T44">i</text:span> <text:span text:style-name="T21">é</text:span>s <text:span text:style-name="T44">m</text:span><text:span text:style-name="T22">és</text:span> pr<text:span text:style-name="T44">oper</text:span> <text:line-break/>de 4,6 <text:span text:style-name="T44">o</text:span> de 4,7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Nombre</text:p>
          </table:table-cell>
          <table:table-cell table:style-name="Table2.A1" office:value-type="string">
            <text:p text:style-name="P28">4,6</text:p>
          </table:table-cell>
          <table:table-cell table:style-name="Table2.C1" office:value-type="string">
            <text:p text:style-name="P28">4,7</text:p>
          </table:table-cell>
        </table:table-row>
        <table:table-row>
          <table:table-cell table:style-name="Table2.A2" office:value-type="string">
            <text:p text:style-name="P1">4,63</text:p>
          </table:table-cell>
          <table:table-cell table:style-name="Table2.B2" office:value-type="string">
            <text:p text:style-name="P40">.........</text:p>
          </table:table-cell>
          <table:table-cell table:style-name="Table2.C2" office:value-type="string">
            <text:p text:style-name="P40">.........</text:p>
          </table:table-cell>
        </table:table-row>
        <table:table-row>
          <table:table-cell table:style-name="Table2.A2" office:value-type="string">
            <text:p text:style-name="P1">4,57</text:p>
          </table:table-cell>
          <table:table-cell table:style-name="Table2.B3" office:value-type="string">
            <text:p text:style-name="P40">.........</text:p>
          </table:table-cell>
          <table:table-cell table:style-name="Table2.C3" office:value-type="string">
            <text:p text:style-name="P40">.........</text:p>
          </table:table-cell>
        </table:table-row>
        <table:table-row>
          <table:table-cell table:style-name="Table2.A2" office:value-type="string">
            <text:p text:style-name="P1">4,76</text:p>
          </table:table-cell>
          <table:table-cell table:style-name="Table2.B4" office:value-type="string">
            <text:p text:style-name="P40">.........</text:p>
          </table:table-cell>
          <table:table-cell table:style-name="Table2.C4" office:value-type="string">
            <text:p text:style-name="P40">.........</text:p>
          </table:table-cell>
        </table:table-row>
        <table:table-row>
          <table:table-cell table:style-name="Table2.A2" office:value-type="string">
            <text:p text:style-name="P1">4,61</text:p>
          </table:table-cell>
          <table:table-cell table:style-name="Table2.B5" office:value-type="string">
            <text:p text:style-name="P40">.........</text:p>
          </table:table-cell>
          <table:table-cell table:style-name="Table2.C5" office:value-type="string">
            <text:p text:style-name="P40">.........</text:p>
          </table:table-cell>
        </table:table-row>
        <table:table-row>
          <table:table-cell table:style-name="Table2.A2" office:value-type="string">
            <text:p text:style-name="P1">4,647</text:p>
          </table:table-cell>
          <table:table-cell table:style-name="Table2.B6" office:value-type="string">
            <text:p text:style-name="P40">.........</text:p>
          </table:table-cell>
          <table:table-cell table:style-name="Table2.C6" office:value-type="string">
            <text:p text:style-name="P40">.........</text:p>
          </table:table-cell>
        </table:table-row>
        <table:table-row>
          <table:table-cell table:style-name="Table2.A7" office:value-type="string">
            <text:p text:style-name="P1">4,651</text:p>
          </table:table-cell>
          <table:table-cell table:style-name="Table2.B7" office:value-type="string">
            <text:p text:style-name="P40">.........</text:p>
          </table:table-cell>
          <table:table-cell table:style-name="Table2.C7" office:value-type="string">
            <text:p text:style-name="P40">.........</text:p>
          </table:table-cell>
        </table:table-row>
      </table:table>
      <text:list xml:id="list185033790589408" text:continue-numbering="true" text:style-name="_5f_Numérotation_20_des_20_exercices_20_livrets">
        <text:list-item>
          <text:list>
            <text:list-item>
              <text:p text:style-name="P34"><text:span text:style-name="_5f_BVS"><text:span text:style-name="T40">Qu</text:span></text:span><text:span text:style-name="_5f_BVS"><text:span text:style-name="T25">è</text:span></text:span><text:span text:style-name="_5f_BVS"><text:span text:style-name="T40"> </text:span></text:span><text:span text:style-name="_5f_BVS"><text:span text:style-name="T44">en </text:span></text:span><text:span text:style-name="_5f_BVS"><text:span text:style-name="T40">penses de</text:span></text:span><text:span text:style-name="_5f_BVS"><text:span text:style-name="T44">l</text:span></text:span><text:span text:style-name="_5f_BVS"><text:span text:style-name="T40"> 4,65?</text:span></text:span></text:p>
            </text:list-item>
          </text:list>
        </text:list-item>
      </text:list>
      <text:p text:style-name="P25"><text:span text:style-name="_5f_pointillés_20_gris">………………………………………………………………….</text:span></text:p>
      <text:list xml:id="list185034663372437" text:continue-numbering="true" text:style-name="_5f_Numérotation_20_des_20_exercices_20_livrets">
        <text:list-item>
          <text:p text:style-name="P49"><text:span text:style-name="_5f_BVS">Compl</text:span><text:span text:style-name="_5f_BVS"><text:span text:style-name="T46">e</text:span></text:span><text:span text:style-name="_5f_BVS">t</text:span><text:span text:style-name="_5f_BVS"><text:span text:style-name="T46">a</text:span></text:span><text:span text:style-name="_5f_BVS"> </text:span><text:span text:style-name="_5f_BVS"><text:span text:style-name="T46">amb</text:span></text:span><text:span text:style-name="_5f_BVS"> </text:span><text:span text:style-name="_5f_BVS"><text:span text:style-name="T41">V</text:span></text:span><text:span text:style-name="_5f_BVS"><text:span text:style-name="T45">erdader</text:span></text:span><text:span text:style-name="_5f_BVS"> (V) o </text:span><text:span text:style-name="_5f_BVS"><text:span text:style-name="T41">F</text:span></text:span><text:span text:style-name="_5f_BVS"><text:span text:style-name="T45">als</text:span></text:span><text:span text:style-name="_5f_BVS"> (F).</text:span></text:p>
          <text:list>
            <text:list-item text:start-value="1">
              <text:p text:style-name="P38"><text:span text:style-name="_5f_BVS">0,6 </text:span><text:span text:style-name="_5f_BVS"><text:span text:style-name="T26">é</text:span></text:span><text:span text:style-name="_5f_BVS"><text:span text:style-name="T27">s</text:span></text:span><text:span text:style-name="_5f_BVS"> </text:span><text:span text:style-name="_5f_BVS"><text:span text:style-name="T45">m</text:span></text:span><text:span text:style-name="_5f_BVS"><text:span text:style-name="T27">é</text:span></text:span><text:span text:style-name="_5f_BVS"><text:span text:style-name="T45">s</text:span></text:span><text:span text:style-name="_5f_BVS"> pro</text:span><text:span text:style-name="_5f_BVS"><text:span text:style-name="T45">per</text:span></text:span><text:span text:style-name="_5f_BVS"> de 0 que de 1.</text:span><text:span text:style-name="_5f_BVS"><text:span text:style-name="T29"> ………………….</text:span></text:span><text:span text:style-name="_5f_pointillés_20_gris"><text:span text:style-name="T30"><text:tab/></text:span></text:span></text:p>
            </text:list-item>
            <text:list-item>
              <text:p text:style-name="P39"><text:span text:style-name="_5f_BVS">6,25 </text:span><text:span text:style-name="_5f_BVS"><text:span text:style-name="T26">é</text:span></text:span><text:span text:style-name="_5f_BVS"><text:span text:style-name="T28">s</text:span></text:span><text:span text:style-name="_5f_BVS"> </text:span><text:span text:style-name="_5f_BVS"><text:span text:style-name="T47">tan</text:span></text:span><text:span text:style-name="_5f_BVS"> </text:span><text:span text:style-name="_5f_BVS"><text:span text:style-name="T47">a prop</text:span></text:span><text:span text:style-name="_5f_BVS"> de 6,2 </text:span><text:span text:style-name="_5f_BVS"><text:span text:style-name="T47">com</text:span></text:span><text:span text:style-name="_5f_BVS"> de 6,3. </text:span><text:span text:style-name="_5f_BVS"><text:span text:style-name="T29">………..</text:span></text:span><text:span text:style-name="_5f_pointillés_20_gris"><text:span text:style-name="T30"><text:tab/></text:span></text:span></text:p>
            </text:list-item>
            <text:list-item>
              <text:p text:style-name="P39"><text:span text:style-name="_5f_BVS">0,06 </text:span><text:span text:style-name="_5f_BVS"><text:span text:style-name="T26">é</text:span></text:span><text:span text:style-name="_5f_BVS"><text:span text:style-name="T28">s</text:span></text:span><text:span text:style-name="_5f_BVS"> </text:span><text:span text:style-name="_5f_BVS"><text:span text:style-name="T47">m</text:span></text:span><text:span text:style-name="_5f_BVS"><text:span text:style-name="T28">é</text:span></text:span><text:span text:style-name="_5f_BVS"><text:span text:style-name="T47">s</text:span></text:span><text:span text:style-name="_5f_BVS"> </text:span><text:span text:style-name="_5f_BVS"><text:span text:style-name="T47">a </text:span></text:span><text:span text:style-name="_5f_BVS">pro</text:span><text:span text:style-name="_5f_BVS"><text:span text:style-name="T47">p</text:span></text:span><text:span text:style-name="_5f_BVS"> de 0,1 que de 0,07. </text:span><text:span text:style-name="_5f_BVS"><text:span text:style-name="T29">………</text:span></text:span><text:span text:style-name="_5f_pointillés_20_gris"><text:span text:style-name="T30"><text:tab/></text:span></text:span></text:p>
            </text:list-item>
            <text:list-item>
              <text:p text:style-name="P39"><text:span text:style-name="_5f_BVS">6,4 </text:span><text:span text:style-name="_5f_BVS"><text:span text:style-name="T26">é</text:span></text:span><text:span text:style-name="_5f_BVS"><text:span text:style-name="T28">s</text:span></text:span><text:span text:style-name="_5f_BVS"> </text:span><text:span text:style-name="_5f_BVS"><text:span text:style-name="T47">tan</text:span></text:span><text:span text:style-name="_5f_BVS"> </text:span><text:span text:style-name="_5f_BVS"><text:span text:style-name="T47">a </text:span></text:span><text:span text:style-name="_5f_BVS">pro</text:span><text:span text:style-name="_5f_BVS"><text:span text:style-name="T47">p</text:span></text:span><text:span text:style-name="_5f_BVS"> de 6,35 </text:span><text:span text:style-name="_5f_BVS"><text:span text:style-name="T47">com</text:span></text:span><text:span text:style-name="_5f_BVS"> de 6,45.</text:span><text:span text:style-name="_5f_BVS"><text:span text:style-name="T29"> ………</text:span></text:span><text:span text:style-name="_5f_pointillés_20_gris"><text:span text:style-name="T30"><text:tab/></text:span></text:span></text:p>
            </text:list-item>
          </text:list>
        </text:list-item>
        <text:list-item>
          <text:h text:style-name="P45" text:outline-level="1">A<text:span text:style-name="T47">mb</text:span> <text:span text:style-name="T47">l</text:span>es frac<text:span text:style-name="T47">c</text:span>ions d<text:span text:style-name="T47">e</text:span>cimals</text:h>
          <text:list>
            <text:list-item>
              <text:p text:style-name="P42"><text:span text:style-name="T47">Ordena</text:span> <text:span text:style-name="T47">en</text:span> ordre cr<text:span text:style-name="T47">eixent</text:span>:</text:p>
            </text:list-item>
          </text:list>
        </text:list-item>
      </text:list>
      <text:p text:style-name="P43">3 <text:span text:style-name="T37"></text:span><text:span text:style-name="T37"><draw:frame draw:style-name="fr4" draw:name="Objet161" text:anchor-type="as-char" svg:y="-0.534cm" svg:width="1.275cm" svg:height="0.87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  <text:s text:c="3"/>; <text:tab/><text:tab/>3,3<text:tab/> ;<text:tab/> <draw:frame draw:style-name="fr3" draw:name="Objet162" text:anchor-type="as-char" svg:width="0.945cm" svg:height="0.873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 <text:tab/>; <text:s/></text:p>
      <text:p text:style-name="P26"><text:tab/><draw:frame draw:style-name="fr3" draw:name="Objet160" text:anchor-type="as-char" svg:width="0.945cm" svg:height="0.873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text:tab/>; <text:tab/>3 <text:span text:style-name="T37"></text:span><text:span text:style-name="T37"><draw:frame draw:style-name="fr3" draw:name="Objet163" text:anchor-type="as-char" svg:width="0.723cm" svg:height="0.873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"></text:span><text:span text:style-name="T37"><draw:frame draw:style-name="fr4" draw:name="Objet164" text:anchor-type="as-char" svg:y="-0.534cm" svg:width="1.422cm" svg:height="0.87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list xml:id="list185033471682117" text:continue-numbering="true" text:style-name="_5f_Numérotation_20_des_20_exercices_20_livrets">
        <text:list-item>
          <text:list>
            <text:list-header>
              <text:p text:style-name="P29"><text:span text:style-name="_5f_pointillés_20_gris"><text:span text:style-name="T30"><text:tab/></text:span></text:span></text:p>
            </text:list-header>
            <text:list-item>
              <text:p text:style-name="P41"><text:span text:style-name="T48">Ordena</text:span> <text:span text:style-name="T48">en</text:span> ordre d<text:span text:style-name="T48">e</text:span>cr<text:span text:style-name="T48">eixent</text:span>:</text:p>
              <text:p text:style-name="P38">3,7 ; 3,702 ; <draw:frame draw:style-name="fr3" draw:name="Objet166" text:anchor-type="as-char" svg:width="0.723cm" svg:height="0.873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 ; 3 <text:span text:style-name="T37"></text:span><text:span text:style-name="T37"><draw:frame draw:style-name="fr4" draw:name="Objet167" text:anchor-type="as-char" svg:y="-0.534cm" svg:width="1.275cm" svg:height="0.87cm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span> ; 3 <text:span text:style-name="T37"></text:span><text:span text:style-name="T37"><draw:frame draw:style-name="fr3" draw:name="Objet168" text:anchor-type="as-char" svg:width="0.87cm" svg:height="0.873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</text:list-item>
          </text:list>
        </text:list-item>
      </text:list>
      <text:p text:style-name="P25"><text:span text:style-name="_5f_pointillés_20_gris"><text:span text:style-name="T31"><text:tab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T Extra" svg:font-family="'MT Extra'" style:font-pitch="variable" style:font-charset="x-symbol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6712" draw:display-name="Dashed (var) 671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c8a9a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80adb6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0178920" officeooo:paragraph-rsid="00178920"/>
    </style:style>
    <style:style style:name="M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092663a" officeooo:paragraph-rsid="0092663a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paragraph-rsid="00c384cf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072f07f"/>
    </style:style>
    <style:style style:name="MT3" style:family="text">
      <style:text-properties officeooo:rsid="0080adb6"/>
    </style:style>
    <style:style style:name="MT4" style:family="text">
      <style:text-properties fo:font-variant="small-caps" officeooo:rsid="00990660"/>
    </style:style>
    <style:style style:name="MT5" style:family="text">
      <style:text-properties fo:font-variant="small-caps" officeooo:rsid="0054f64f"/>
    </style:style>
    <style:style style:name="MT6" style:family="text">
      <style:text-properties fo:font-variant="small-caps" officeooo:rsid="00b5d2d1"/>
    </style:style>
    <style:style style:name="MT7" style:family="text">
      <style:text-properties fo:font-variant="small-caps" officeooo:rsid="00b6801f"/>
    </style:style>
    <style:style style:name="MT8" style:family="text">
      <style:text-properties officeooo:rsid="002925a2"/>
    </style:style>
    <style:style style:name="MT9" style:family="text">
      <style:text-properties officeooo:rsid="002b33ed"/>
    </style:style>
    <style:style style:name="MT10" style:family="text">
      <style:text-properties fo:font-size="12pt" style:font-size-asian="12pt" style:font-size-complex="12pt"/>
    </style:style>
    <style:style style:name="MT11" style:family="text">
      <style:text-properties fo:font-variant="small-caps" fo:font-size="15pt" style:font-size-asian="15pt" style:font-size-complex="15pt"/>
    </style:style>
    <style:style style:name="MT12" style:family="text">
      <style:text-properties officeooo:rsid="0093fe50"/>
    </style:style>
    <style:style style:name="MT13" style:family="text">
      <style:text-properties officeooo:rsid="0160d7ef"/>
    </style:style>
    <style:style style:name="MT14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5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9" draw:style-name="Mdp2"/>
    <style:master-page style:name="_5f_Fiche_20_éditeur_20__28_une_20_colonne_29__20_impaire_20__28_D_29_" style:display-name="_Fiche éditeur (une colonne) impaire (D)" style:page-layout-name="Mpm10" draw:style-name="Mdp2">
      <style:header>
        <text:p text:style-name="_5f_Header_20_page_20_impaire_20__28_D_29_"><draw:path text:anchor-type="paragraph" draw:z-index="5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6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7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draw:style-name="Mdp2" style:next-style-name="_5f_Fiche_20_éditeur_20__28_une_20_colonne_29__20_impaire_20__28_D_29_">
      <style:header>
        <text:p text:style-name="_5f_Header_20_page_20_paire_20__28_G_29_"><draw:path text:anchor-type="paragraph" draw:z-index="25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26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27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draw:style-name="Mdp2" style:next-style-name="_5f_Fiche_20_éditeur_20_page_20_impaire_20__28_D_29_">
      <style:header>
        <text:p text:style-name="MP6"><draw:line text:anchor-type="paragraph" draw:z-index="11" draw:name="Shape3" draw:style-name="Mgr5" draw:text-style-name="MP2" svg:x1="18.741cm" svg:y1="0.36cm" svg:x2="20.496cm" svg:y2="0.36cm"><text:p/></draw:line><text:span text:style-name="MT2">Nombres entiers et décimaux</text:span> : <text:span text:style-name="MT2">Comparer, encadrer</text:span></text:p>
      </style:header>
      <style:footer>
        <text:h text:style-name="MP7" text:outline-level="1"><text:span text:style-name="MT3">Nombres entiers et décimaux</text:span> : <text:span text:style-name="MT3">Comparer, encadrer</text:span> </text:h>
      </style:footer>
    </style:master-page>
    <style:master-page style:name="_5f_Fiche_20_éditeur_20_page_20_impaire_20__28_D_29_" style:display-name="_Fiche éditeur page impaire (D)" style:page-layout-name="Mpm13" draw:style-name="Mdp2" style:next-style-name="_5f_Fiche_20_éditeur_20_page_20_paire_20__28_G_29_">
      <style:header>
        <text:p text:style-name="MP8"><text:span text:style-name="MT2">Nombres entiers et décimaux</text:span> : <text:span text:style-name="MT2">Comparer, encadrer</text:span> </text:p>
      </style:header>
      <style:footer>
        <text:h text:style-name="MP9" text:outline-level="1"><text:span text:style-name="MT3">Nombres entiers et décimaux</text:span> : <text:span text:style-name="MT3">Comparer, encadrer</text:span> </text:h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2_20_une_20_colonne_20_impaire_20__28_G_29_" style:display-name="_Fiche éditeur série 2 une colonne impaire (G)" style:page-layout-name="Mpm14" draw:style-name="Mdp1">
      <style:header>
        <text:p text:style-name="MP11"><text:span text:style-name="MT4">Géométrie plane</text:span><text:span text:style-name="MT5"> : </text:span><text:span text:style-name="MT6">Parallèles, perpendiculaires,<text:line-break/> </text:span><text:span text:style-name="MT7">distances</text:span></text:p>
      </style:header>
      <style:footer>
        <text:p text:style-name="MP1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3"><draw:g text:anchor-type="paragraph" draw:z-index="0" draw:name="Shape4" draw:style-name="Mgr6"><draw:path draw:style-name="Mgr7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8">espace</text:span> • <text:span text:style-name="MT9">G6</text:span></text:p></draw:text-box></draw:frame></text:p>
      </style:footer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10">Chapitre N3 :</text:span> <text:span text:style-name="MT11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8" draw:name="Shape3_1" draw:style-name="Mgr5" draw:text-style-name="MP2" svg:x1="18.701cm" svg:y1="0.36cm" svg:x2="20.497cm" svg:y2="0.36cm"><text:p/></draw:line><text:span text:style-name="MT2">Nombres enters </text:span><text:span text:style-name="MT12">i</text:span><text:span text:style-name="MT2"> d</text:span><text:span text:style-name="MT12">e</text:span><text:span text:style-name="MT2">cima</text:span><text:span text:style-name="MT12">ls</text:span>: <text:span text:style-name="MT2">Compar</text:span><text:span text:style-name="MT12">a</text:span><text:span text:style-name="MT2">r, en</text:span><text:span text:style-name="MT12">qu</text:span><text:span text:style-name="MT2">adr</text:span><text:span text:style-name="MT12">a</text:span><text:span text:style-name="MT2">r</text:span></text:p>
      </style:header>
      <style:footer>
        <text:p text:style-name="MP20"><draw:frame draw:style-name="Mfr1" draw:name="Frame7" text:anchor-type="paragraph" svg:y="-0.06cm" draw:z-index="9"><draw:text-box fo:min-height="0.499cm" fo:min-width="7.096cm"><draw:frame draw:style-name="Mfr2" draw:name="Frame8" text:anchor-type="frame" svg:x="0.45cm" svg:y="0.079cm" svg:width="0.817cm" draw:z-index="10"><draw:text-box fo:min-height="0.355cm"><text:p text:style-name="MP13"><draw:g text:anchor-type="paragraph" draw:z-index="3" draw:name="Shape4_5" draw:style-name="Mgr6"><draw:path draw:style-name="Mgr8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2"><text:span text:style-name="MT12">Comprendre els </text:span><text:span text:style-name="MT13">N</text:span>ombres enters <text:span text:style-name="MT12">i</text:span> d<text:span text:style-name="MT12">e</text:span>cima<text:span text:style-name="MT12">ls</text:span> · <text:span text:style-name="MT12">N1</text:span>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23" draw:name="Shape5" draw:style-name="Mgr9"><draw:ellipse draw:style-name="Mgr10" draw:text-style-name="MP23" svg:width="1.715cm" svg:height="1.784cm" svg:x="0cm" svg:y="0.004cm" draw:kind="arc" draw:start-angle="90.48" draw:end-angle="269.56"><text:p/></draw:ellipse><draw:line draw:style-name="Mgr10" draw:text-style-name="MP23" svg:x1="0.847cm" svg:y1="0.002cm" svg:x2="18.167cm" svg:y2="0.002cm"><text:p/></draw:line><draw:line draw:style-name="Mgr10" draw:text-style-name="MP23" svg:x1="0.847cm" svg:y1="1.782cm" svg:x2="18.158cm" svg:y2="1.782cm"><text:p/></draw:line><draw:ellipse draw:style-name="Mgr10" draw:text-style-name="MP23" svg:width="1.719cm" svg:height="1.782cm" svg:x="17.29cm" svg:y="0cm" draw:kind="arc" draw:start-angle="270.5" draw:end-angle="89.48"><text:p/></draw:ellipse><draw:frame draw:style-name="Mgr11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1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4" draw:name="Shape6" draw:style-name="Mgr9"><draw:ellipse draw:style-name="Mgr10" draw:text-style-name="MP23" svg:width="1.715cm" svg:height="1.784cm" svg:x="0cm" svg:y="0.004cm" draw:kind="arc" draw:start-angle="90.48" draw:end-angle="269.56"><text:p/></draw:ellipse><draw:line draw:style-name="Mgr10" draw:text-style-name="MP23" svg:x1="0.847cm" svg:y1="0.002cm" svg:x2="18.167cm" svg:y2="0.002cm"><text:p/></draw:line><draw:line draw:style-name="Mgr10" draw:text-style-name="MP23" svg:x1="0.847cm" svg:y1="1.782cm" svg:x2="18.158cm" svg:y2="1.782cm"><text:p/></draw:line><draw:ellipse draw:style-name="Mgr10" draw:text-style-name="MP23" svg:width="1.719cm" svg:height="1.782cm" svg:x="17.29cm" svg:y="0cm" draw:kind="arc" draw:start-angle="270.5" draw:end-angle="89.48"><text:p/></draw:ellipse><draw:frame draw:style-name="Mgr11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14"/></text:span></text:p>
      </style:header-left>
      <style:footer>
        <text:p text:style-name="MP28"><text:span text:style-name="MT1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3340432635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6">Calculer</text:span> : <text:span text:style-name="MT16">Additionner et soustraire</text:span></text:p>
      </style:header>
      <style:footer>
        <text:p text:style-name="MP1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3"><text:page-number text:select-page="current">0</text:page-number></text:p></draw:text-box></draw:frame><text:p text:style-name="MP32"><text:span text:style-name="MT17">Calculer : additionner et soustraire</text:span><text:span text:style-name="MT18"> </text:span></text:p></draw:text-box></draw:frame><draw:g text:anchor-type="paragraph" draw:z-index="1" draw:name="Shape4_3" draw:style-name="Mgr6"><draw:path draw:style-name="Mgr8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2"><draw:g text:anchor-type="paragraph" draw:z-index="4" draw:name="Shape4_0" draw:style-name="Mgr6"><draw:path draw:style-name="Mgr12" draw:text-style-name="MP33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3"><text:page-number text:select-page="current">0</text:page-number></text:p></draw:text-box></draw:frame><text:p text:style-name="MP32"><text:span text:style-name="MT17">Calculer</text:span><text:span text:style-name="MT18"> : </text:span><text:span text:style-name="MT17">additionner et soustraire</text:span></text:p></draw:text-box></draw:frame><draw:g text:anchor-type="paragraph" draw:z-index="2" draw:name="Shape4_4" draw:style-name="Mgr6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2T16:23:37.384777335</meta:creation-date>
    <dc:title>lycee_v3</dc:title>
    <meta:editing-duration>PT9H17M56S</meta:editing-duration>
    <meta:editing-cycles>111</meta:editing-cycles>
    <meta:generator>LibreOffice/7.3.7.2$MacOSX_X86_64 LibreOffice_project/e114eadc50a9ff8d8c8a0567d6da8f454beeb84f</meta:generator>
    <dc:date>2024-11-14T18:50:32.112253000</dc:date>
    <meta:document-statistic meta:table-count="4" meta:image-count="0" meta:object-count="8" meta:page-count="1" meta:paragraph-count="157" meta:word-count="590" meta:character-count="3082" meta:non-whitespace-character-count="2490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frac>
      <mn>3</mn>
      <mn>1.000</mn>
    </mfrac>
    <annotation encoding="StarMath 5.0">{3} over {{1.000}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333</math:mn>
      <math:mn>10</math:mn>
    </math:mfrac>
    <math:annotation math:encoding="StarMath 5.0">{333} over {1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303</math:mn>
      <math:mn>100</math:mn>
    </math:mfrac>
    <math:annotation math:encoding="StarMath 5.0">{303} over {100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</math:mn>
    </math:mfrac>
    <math:annotation math:encoding="StarMath 5.0">{3} over {{10}}</math:annotation>
  </math:semantics>
</math:math>
</file>

<file path=Object 5/content.xml><?xml version="1.0" encoding="utf-8"?>
<math xmlns="http://www.w3.org/1998/Math/MathML" display="block">
  <semantics>
    <mrow>
      <mfrac>
        <mn>3</mn>
        <mn>1.000</mn>
      </mfrac>
      <mn>.</mn>
    </mrow>
    <annotation encoding="StarMath 5.0">{{3} over {{1.000}}}{.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36</math:mn>
      <math:mn>10</math:mn>
    </math:mfrac>
    <math:annotation math:encoding="StarMath 5.0">{36} over {{10}}</math:annotation>
  </math:semantics>
</math:math>
</file>

<file path=Object 7/content.xml><?xml version="1.0" encoding="utf-8"?>
<math xmlns="http://www.w3.org/1998/Math/MathML" display="block">
  <semantics>
    <mfrac>
      <mn>689</mn>
      <mn>1.000</mn>
    </mfrac>
    <annotation encoding="StarMath 5.0">{689} over {{1.000}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10</math:mn>
      </math:mfrac>
      <math:mn>.</math:mn>
    </math:mrow>
    <math:annotation math:encoding="StarMath 5.0">{{5} over {{10}}}{.}</math:annotation>
  </math:semantics>
</math:math>
</file>